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6pt" fo:font-weight="bold" style:font-size-asian="26pt" style:font-weight-asian="bold" style:font-size-complex="26pt" style:font-weight-complex="bold"/>
    </style:style>
    <style:style style:name="P5" style:family="paragraph" style:parent-style-name="Standard">
      <style:paragraph-properties fo:margin-left="0.2398in" fo:margin-right="0in" fo:text-indent="0in" style:auto-text-indent="false"/>
    </style:style>
    <style:style style:name="P6" style:family="paragraph" style:parent-style-name="Standard">
      <style:paragraph-properties fo:margin-left="0.2291in" fo:margin-right="0in" fo:text-indent="0in" style:auto-text-indent="false"/>
    </style:style>
    <style:style style:name="P7" style:family="paragraph" style:parent-style-name="Standard">
      <style:paragraph-properties fo:margin-left="0.2189in" fo:margin-right="0in" fo:text-indent="0in" style:auto-text-indent="false"/>
    </style:style>
    <style:style style:name="P8" style:family="paragraph" style:parent-style-name="Standard">
      <style:paragraph-properties fo:margin-left="0.2602in" fo:margin-right="0in" fo:text-indent="0in" style:auto-text-indent="false"/>
    </style:style>
    <style:style style:name="P9" style:family="paragraph" style:parent-style-name="Standard">
      <style:paragraph-properties fo:margin-left="0in" fo:margin-right="0in" fo:text-indent="0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margin-left="0in" fo:margin-right="0in" fo:text-indent="0in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.2571in" fo:margin-right="0in" fo:text-indent="0in" style:auto-text-indent="false"/>
    </style:style>
    <style:style style:name="P17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style:font-size-asian="12pt" style:font-size-complex="12pt"/>
    </style:style>
    <style:style style:name="P19" style:family="paragraph" style:parent-style-name="Text_20_body">
      <style:paragraph-properties fo:margin-left="0in" fo:margin-right="0in" fo:text-align="start" style:justify-single-word="false" fo:text-indent="0.4091in" style:auto-text-indent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1"/>
    <style:style style:name="P21" style:family="paragraph" style:parent-style-name="Standard" style:list-style-name="L2"/>
    <style:style style:name="P22" style:family="paragraph" style:parent-style-name="Standard" style:list-style-name="L3"/>
    <style:style style:name="P23" style:family="paragraph" style:parent-style-name="Standard" style:list-style-name="L4"/>
    <style:style style:name="P24" style:family="paragraph" style:parent-style-name="Standard" style:list-style-name="L5"/>
    <style:style style:name="P25" style:family="paragraph" style:parent-style-name="Standard" style:list-style-name="L6"/>
    <style:style style:name="P26" style:family="paragraph" style:parent-style-name="Standard" style:list-style-name="L6">
      <style:text-properties fo:font-weight="bold" style:font-weight-asian="bold" style:font-weight-complex="bold"/>
    </style:style>
    <style:style style:name="P27" style:family="paragraph" style:parent-style-name="Standard" style:list-style-name="L7"/>
    <style:style style:name="P28" style:family="paragraph" style:parent-style-name="Standard" style:list-style-name="L6">
      <style:paragraph-properties fo:margin-left="0in" fo:margin-right="0in" fo:text-indent="0in" style:auto-text-indent="false"/>
    </style:style>
    <style:style style:name="P29" style:family="paragraph" style:parent-style-name="Standard" style:list-style-name="L8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 style:list-style-name="L10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2" style:family="paragraph" style:parent-style-name="Standard" style:list-style-name="L11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3" style:family="paragraph" style:parent-style-name="Standard" style:list-style-name="L14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 style:list-style-name="L15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16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 style:list-style-name="L17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20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8" style:family="paragraph" style:parent-style-name="Standard" style:list-style-name="L21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9" style:family="paragraph" style:parent-style-name="Standard" style:list-style-name="L22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0" style:family="paragraph" style:parent-style-name="Standard" style:list-style-name="L23">
      <style:paragraph-properties fo:margin-left="0in" fo:margin-right="0in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in" fo:margin-right="0in" fo:text-indent="0in" style:auto-text-indent="false"/>
      <style:text-properties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margin-left="0in" fo:margin-right="0in" fo:text-indent="0in" style:auto-text-indent="false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12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13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8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9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4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25">
      <style:paragraph-properties fo:margin-left="0in" fo:margin-right="0in" fo:text-indent="0in" style:auto-text-indent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50" style:family="paragraph" style:parent-style-name="Standard">
      <style:paragraph-properties fo:margin-left="0in" fo:margin-right="0in" fo:text-indent="0in" style:auto-text-indent="false" fo:break-before="pag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00" fo:font-style="italic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539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078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616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1555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2.694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233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3.772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4.311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4.8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5in" text:min-label-width="0.25in"/>
      </text:list-level-style-number>
      <text:list-level-style-number text:level="2" text:style-name="Numbering_20_Symbols" style:num-suffix="." style:num-format="1">
        <style:list-level-properties text:space-before="0.75in" text:min-label-width="0.25in"/>
      </text:list-level-style-number>
      <text:list-level-style-number text:level="3" text:style-name="Numbering_20_Symbols" style:num-suffix="." style:num-format="1">
        <style:list-level-properties text:space-before="1in" text:min-label-width="0.25in"/>
      </text:list-level-style-number>
      <text:list-level-style-number text:level="4" text:style-name="Numbering_20_Symbols" style:num-suffix="." style:num-format="1">
        <style:list-level-properties text:space-before="1.25in" text:min-label-width="0.25in"/>
      </text:list-level-style-number>
      <text:list-level-style-number text:level="5" text:style-name="Numbering_20_Symbols" style:num-suffix="." style:num-format="1">
        <style:list-level-properties text:space-before="1.5in" text:min-label-width="0.25in"/>
      </text:list-level-style-number>
      <text:list-level-style-number text:level="6" text:style-name="Numbering_20_Symbols" style:num-suffix="." style:num-format="1">
        <style:list-level-properties text:space-before="1.75in" text:min-label-width="0.25in"/>
      </text:list-level-style-number>
      <text:list-level-style-number text:level="7" text:style-name="Numbering_20_Symbols" style:num-suffix="." style:num-format="1">
        <style:list-level-properties text:space-before="2in" text:min-label-width="0.25in"/>
      </text:list-level-style-number>
      <text:list-level-style-number text:level="8" text:style-name="Numbering_20_Symbols" style:num-suffix="." style:num-format="1">
        <style:list-level-properties text:space-before="2.25in" text:min-label-width="0.25in"/>
      </text:list-level-style-number>
      <text:list-level-style-number text:level="9" text:style-name="Numbering_20_Symbols" style:num-suffix="." style:num-format="1">
        <style:list-level-properties text:space-before="2.5in" text:min-label-width="0.25in"/>
      </text:list-level-style-number>
      <text:list-level-style-number text:level="10" text:style-name="Numbering_20_Symbols" style:num-suffix="." style:num-format="1">
        <style:list-level-properties text:space-before="2.75in" text:min-label-width="0.2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18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25in" text:min-label-width="0.25in"/>
      </text:list-level-style-number>
      <text:list-level-style-number text:level="2" text:style-name="Numbering_20_Symbols" style:num-suffix="." style:num-format="1">
        <style:list-level-properties text:space-before="1.2425in" text:min-label-width="0.25in"/>
      </text:list-level-style-number>
      <text:list-level-style-number text:level="3" text:style-name="Numbering_20_Symbols" style:num-suffix="." style:num-format="1">
        <style:list-level-properties text:space-before="1.7425in" text:min-label-width="0.25in"/>
      </text:list-level-style-number>
      <text:list-level-style-number text:level="4" text:style-name="Numbering_20_Symbols" style:num-suffix="." style:num-format="1">
        <style:list-level-properties text:space-before="2.2425in" text:min-label-width="0.25in"/>
      </text:list-level-style-number>
      <text:list-level-style-number text:level="5" text:style-name="Numbering_20_Symbols" style:num-suffix="." style:num-format="1">
        <style:list-level-properties text:space-before="2.7425in" text:min-label-width="0.25in"/>
      </text:list-level-style-number>
      <text:list-level-style-number text:level="6" text:style-name="Numbering_20_Symbols" style:num-suffix="." style:num-format="1">
        <style:list-level-properties text:space-before="3.2425in" text:min-label-width="0.25in"/>
      </text:list-level-style-number>
      <text:list-level-style-number text:level="7" text:style-name="Numbering_20_Symbols" style:num-suffix="." style:num-format="1">
        <style:list-level-properties text:space-before="3.7425in" text:min-label-width="0.25in"/>
      </text:list-level-style-number>
      <text:list-level-style-number text:level="8" text:style-name="Numbering_20_Symbols" style:num-suffix="." style:num-format="1">
        <style:list-level-properties text:space-before="4.2425in" text:min-label-width="0.25in"/>
      </text:list-level-style-number>
      <text:list-level-style-number text:level="9" text:style-name="Numbering_20_Symbols" style:num-suffix="." style:num-format="1">
        <style:list-level-properties text:space-before="4.7425in" text:min-label-width="0.25in"/>
      </text:list-level-style-number>
      <text:list-level-style-number text:level="10" text:style-name="Numbering_20_Symbols" style:num-suffix="." style:num-format="1">
        <style:list-level-properties text:space-before="5.2425in" text:min-label-width="0.25in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346in" text:min-label-width="0.25in"/>
      </text:list-level-style-number>
      <text:list-level-style-number text:level="2" text:style-name="Numbering_20_Symbols" style:num-suffix="." style:num-format="1">
        <style:list-level-properties text:space-before="1.2346in" text:min-label-width="0.25in"/>
      </text:list-level-style-number>
      <text:list-level-style-number text:level="3" text:style-name="Numbering_20_Symbols" style:num-suffix="." style:num-format="1">
        <style:list-level-properties text:space-before="1.7346in" text:min-label-width="0.25in"/>
      </text:list-level-style-number>
      <text:list-level-style-number text:level="4" text:style-name="Numbering_20_Symbols" style:num-suffix="." style:num-format="1">
        <style:list-level-properties text:space-before="2.2346in" text:min-label-width="0.25in"/>
      </text:list-level-style-number>
      <text:list-level-style-number text:level="5" text:style-name="Numbering_20_Symbols" style:num-suffix="." style:num-format="1">
        <style:list-level-properties text:space-before="2.7346in" text:min-label-width="0.25in"/>
      </text:list-level-style-number>
      <text:list-level-style-number text:level="6" text:style-name="Numbering_20_Symbols" style:num-suffix="." style:num-format="1">
        <style:list-level-properties text:space-before="3.2346in" text:min-label-width="0.25in"/>
      </text:list-level-style-number>
      <text:list-level-style-number text:level="7" text:style-name="Numbering_20_Symbols" style:num-suffix="." style:num-format="1">
        <style:list-level-properties text:space-before="3.7346in" text:min-label-width="0.25in"/>
      </text:list-level-style-number>
      <text:list-level-style-number text:level="8" text:style-name="Numbering_20_Symbols" style:num-suffix="." style:num-format="1">
        <style:list-level-properties text:space-before="4.2346in" text:min-label-width="0.25in"/>
      </text:list-level-style-number>
      <text:list-level-style-number text:level="9" text:style-name="Numbering_20_Symbols" style:num-suffix="." style:num-format="1">
        <style:list-level-properties text:space-before="4.7346in" text:min-label-width="0.25in"/>
      </text:list-level-style-number>
      <text:list-level-style-number text:level="10" text:style-name="Numbering_20_Symbols" style:num-suffix="." style:num-format="1">
        <style:list-level-properties text:space-before="5.2346in" text:min-label-width="0.25in"/>
      </text:list-level-style-number>
    </text:list-style>
    <text:list-style style:name="L24">
      <text:list-level-style-bullet text:level="1" text:style-name="Bullet_20_Symbols" style:num-suffix="." text:bullet-char="●">
        <style:list-level-properties text:space-before="0.24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2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242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74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2.24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2.742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3.242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3.74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4.24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4.7425in" text:min-label-width="0.25in"/>
        <style:text-properties style:font-name="StarSymbol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5in" text:min-label-width="0.25in"/>
      </text:list-level-style-number>
      <text:list-level-style-number text:level="2" text:style-name="Numbering_20_Symbols" style:num-suffix="." style:num-format="1">
        <style:list-level-properties text:space-before="1in" text:min-label-width="0.25in"/>
      </text:list-level-style-number>
      <text:list-level-style-number text:level="3" text:style-name="Numbering_20_Symbols" style:num-suffix="." style:num-format="1">
        <style:list-level-properties text:space-before="1.25in" text:min-label-width="0.25in"/>
      </text:list-level-style-number>
      <text:list-level-style-number text:level="4" text:style-name="Numbering_20_Symbols" style:num-suffix="." style:num-format="1">
        <style:list-level-properties text:space-before="1.5in" text:min-label-width="0.25in"/>
      </text:list-level-style-number>
      <text:list-level-style-number text:level="5" text:style-name="Numbering_20_Symbols" style:num-suffix="." style:num-format="1">
        <style:list-level-properties text:space-before="1.75in" text:min-label-width="0.25in"/>
      </text:list-level-style-number>
      <text:list-level-style-number text:level="6" text:style-name="Numbering_20_Symbols" style:num-suffix="." style:num-format="1">
        <style:list-level-properties text:space-before="2in" text:min-label-width="0.25in"/>
      </text:list-level-style-number>
      <text:list-level-style-number text:level="7" text:style-name="Numbering_20_Symbols" style:num-suffix="." style:num-format="1">
        <style:list-level-properties text:space-before="2.25in" text:min-label-width="0.25in"/>
      </text:list-level-style-number>
      <text:list-level-style-number text:level="8" text:style-name="Numbering_20_Symbols" style:num-suffix="." style:num-format="1">
        <style:list-level-properties text:space-before="2.5in" text:min-label-width="0.25in"/>
      </text:list-level-style-number>
      <text:list-level-style-number text:level="9" text:style-name="Numbering_20_Symbols" style:num-suffix="." style:num-format="1">
        <style:list-level-properties text:space-before="2.75in" text:min-label-width="0.25in"/>
      </text:list-level-style-number>
      <text:list-level-style-number text:level="10" text:style-name="Numbering_20_Symbols" style:num-suffix="." style:num-format="1">
        <style:list-level-properties text:space-before="3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>Casos de Uso e Regras de Negócio:</text:p>
      <text:p text:style-name="P4">Loja de Departamentos</text:p>
      <text:p text:style-name="P4"/>
      <text:p text:style-name="P4"/>
      <text:p text:style-name="P4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Integrantes:</text:p>
      <text:p text:style-name="P17"/>
      <text:p text:style-name="P18">Bruno Caricchio Buss</text:p>
      <text:p text:style-name="P18">Davi Vercillo C. Garcia</text:p>
      <text:p text:style-name="P18">Francisco Viégas Vianna</text:p>
      <text:p text:style-name="P18">Rodrigo M. T. Fernandez</text:p>
      <text:p text:style-name="P19">Thiago Elias Gomes</text:p>
      <text:p text:style-name="P15">CDU 1 – Alocação de um vendedor para um Cliente:</text:p>
      <text:p text:style-name="Standard"/>
      <text:p text:style-name="Standard"/>
      <text:p text:style-name="Standard"><text:span text:style-name="T1">1 - Pré-Condições</text:span>:</text:p>
      <text:p text:style-name="P8">Não se aplica.</text:p>
      <text:p text:style-name="Standard"/>
      <text:p text:style-name="Standard"><text:span text:style-name="T1">2 - Pós-condição</text:span>:</text:p>
      <text:p text:style-name="P16">2.1 - O Cliente está habilitado a Comprar.</text:p>
      <text:p text:style-name="Standard"/>
      <text:p text:style-name="Standard"><text:span text:style-name="T1">3 - Fluxo Normal</text:span>:</text:p>
      <text:list text:style-name="L1">
        <text:list-header>
          <text:p text:style-name="P20">3.1 - O primeiro Vendedor da fila é alocado para o cliente.</text:p>
        </text:list-header>
      </text:list>
      <text:p text:style-name="Standard"/>
      <text:p text:style-name="Standard"><text:span text:style-name="T1">4 - Fluxo alternativo</text:span>: O Cliente deseja um vendedor específico.</text:p>
      <text:list text:style-name="L2">
        <text:list-header>
          <text:p text:style-name="P21">4.1 - O Cliente solicita o Vendedor desejado.</text:p>
          <text:p text:style-name="P21">4.2 - O vendedor sai da fila e é alocado ao cliente.</text:p>
          <text:p text:style-name="P21">4.3 – É registrada mais uma “quebra de ordem da fila” para tal Vendedor</text:p>
        </text:list-header>
      </text:list>
      <text:p text:style-name="Standard"/>
      <text:p text:style-name="Standard"/>
      <text:p text:style-name="Standard"><text:span text:style-name="T1">5 - Fluxo de exceção 1 em (3)</text:span>: Não existe um vendedor disponível.</text:p>
      <text:list text:style-name="L3">
        <text:list-header>
          <text:p text:style-name="P22">5.1 - O Cliente entra em uma fila de espera.</text:p>
          <text:p text:style-name="P22">5.2 - O Cliente receberá um Vendedor após todos os outros que estão na frente dele na fila.</text:p>
        </text:list-header>
      </text:list>
      <text:p text:style-name="Standard"/>
      <text:p text:style-name="Standard"><text:span text:style-name="T1">6 – Fluxo de Exceção 2 em (4.1)</text:span>: <text:s/>O Vendedor não está disponível na Fila:</text:p>
      <text:p text:style-name="P5">6.1 – O cliente aceita ser atendido pelo próximo vendedor disponível.</text:p>
      <text:p text:style-name="Standard"/>
      <text:p text:style-name="Standard"><text:span text:style-name="T1">7 – Fluxo de Exceção 3 em (4.1)</text:span>: <text:s/>O Vendedor já foi solicitado 3 vezes no dia:</text:p>
      <text:p text:style-name="P6">7.1 – O cliente aceita ser atendido pelo próximo vendedor disponível.</text:p>
      <text:p text:style-name="Standard"/>
      <text:p text:style-name="Standard"><text:span text:style-name="T1">8 - Fluxo de Exceção 4 em (5.1)</text:span>: <text:s/>Excesso de Clientes esperando:</text:p>
      <text:p text:style-name="P7">8.1 – O Cliente aguardará caso esteja, no máximo, na 20ª posição da fila.</text:p>
      <text:p text:style-name="P7">8.2 – O Cliente deixa a Loja.</text:p>
      <text:p text:style-name="Standard"/>
      <text:p text:style-name="Standard"/>
      <text:p text:style-name="Standard"/>
      <text:list text:style-name="L4">
        <text:list-item>
          <text:p text:style-name="P23">Informações adicionais:</text:p>
        </text:list-item>
      </text:list>
      <text:list text:style-name="L5">
        <text:list-item>
          <text:p text:style-name="P24">Existem 10 Vendedores.</text:p>
        </text:list-item>
        <text:list-item>
          <text:p text:style-name="P24">A fila de vendedores é circular, de tamanho 10.</text:p>
        </text:list-item>
        <text:list-item>
          <text:p text:style-name="P24">A fila de Clientes aguardando é circular, de Tamanho 20.</text:p>
        </text:list-item>
        <text:list-item>
          <text:p text:style-name="P24">A escolha de um Vendedor específico pelo Cliente é aleatória, bem como qual ele vai escolher (para fins de simulação). </text:p>
        </text:list-item>
      </text:list>
      <text:p text:style-name="P15">CDU 2 – Cliente realiza a compra de Produtos:</text:p>
      <text:p text:style-name="P2"/>
      <text:list text:style-name="L6">
        <text:list-item>
          <text:p text:style-name="P26">Pré-condições<text:span text:style-name="T2">:</text:span></text:p>
          <text:list>
            <text:list-item>
              <text:p text:style-name="P25">Um vendedor está alocado ao cliente.</text:p>
            </text:list-item>
            <text:list-item>
              <text:p text:style-name="P25">É sabido que produtos o cliente deseja comprar. (Simulação)</text:p>
            </text:list-item>
          </text:list>
        </text:list-item>
      </text:list>
      <text:p text:style-name="P1"/>
      <text:list text:style-name="L6" text:continue-numbering="true">
        <text:list-item>
          <text:p text:style-name="P25"><text:span text:style-name="T1">Pós-Condições</text:span>:</text:p>
          <text:list>
            <text:list-item>
              <text:p text:style-name="P25">O Cliente se dirige a um dos Caixas de Pagamento com seus Produtos.</text:p>
              <text:p text:style-name="P25"/>
            </text:list-item>
          </text:list>
        </text:list-item>
        <text:list-item>
          <text:p text:style-name="P25"><text:span text:style-name="T1">Fluxo Normal</text:span>:</text:p>
          <text:list>
            <text:list-header>
              <text:p text:style-name="P25">3.1 - O Cliente solicita ao Vendedor os Produtos desejados.</text:p>
              <text:p text:style-name="P25">3.2 - Os registros das quantidades dos produtos em estoque são <text:line-break/> decrementados das quantidades compradas.</text:p>
              <text:p text:style-name="P25">3.3 – O sistema verifica a necessidade de fazer um pedido de reposição para qualquer um dos produtos comprados.<text:line-break/>3.4 – As seguintes informações são armazenadas: <text:line-break/><text:tab/>a) Vendedor responsável;<text:line-break/><text:tab/>b) Data da compra;<text:line-break/><text:tab/>c) Lista de produtos e quantidades compradas. </text:p>
            </text:list-header>
          </text:list>
        </text:list-item>
      </text:list>
      <text:p text:style-name="Standard"/>
      <text:list text:style-name="L6" text:continue-numbering="true">
        <text:list-item>
          <text:p text:style-name="P28">Fluxo de Exceção (1) em (3.1): Não existe a quantidade desejada de um produto.</text:p>
        </text:list-item>
      </text:list>
      <text:p text:style-name="P9"><text:tab/>4.1 – O Cliente desiste deste produto.</text:p>
      <text:p text:style-name="P9"><text:tab/>4.2 – O campo de demanda reprimida deste produto é incrementado.</text:p>
      <text:p text:style-name="P9"/>
      <text:p text:style-name="P9"><text:s text:c="5"/>5. <text:s/>Fluxo Exceção (2) em (3.1): Não existe a quantidade desejada de um produto.</text:p>
      <text:p text:style-name="P9"><text:tab/>5.1 – O Cliente aceita comprar a quantidade disponível em estoque.<text:line-break/><text:line-break/> <text:s text:c="4"/>6. Fluxo Exceção (3) em (5.1): A quantidade disponível é 0.</text:p>
      <text:p text:style-name="P9"><text:tab/>6.1 – Vai para 4.1</text:p>
      <text:p text:style-name="P9"/>
      <text:p text:style-name="P9"/>
      <text:list text:style-name="L4">
        <text:list-item text:start-value="1">
          <text:p text:style-name="P23">Informações adicionais:</text:p>
        </text:list-item>
      </text:list>
      <text:list text:style-name="L7">
        <text:list-item>
          <text:p text:style-name="P27">O Cliente escolhe um ou mais produtos aleatoriamente.</text:p>
        </text:list-item>
        <text:list-item>
          <text:p text:style-name="P27">O Cliente escolhe, para cada produto, entre 5 e 15 itens aleatoriamente.</text:p>
        </text:list-item>
        <text:list-item>
          <text:p text:style-name="P27">A escolha entre os fluxos de exceção 4 e 5 é aleatória.</text:p>
        </text:list-item>
      </text:list>
      <text:p text:style-name="P9"/>
      <text:p text:style-name="P14">CDU 3 – Reposição de Estoque:</text:p>
      <text:p text:style-name="P10"/>
      <text:p text:style-name="P11"><text:tab/>1 – Pré-Condições:</text:p>
      <text:list text:style-name="L8">
        <text:list-item>
          <text:p text:style-name="P29">Existe pelo menos 3 (três) pedidos de reposição de estoque que não foram atendidos.</text:p>
        </text:list-item>
      </text:list>
      <text:p text:style-name="P12"/>
      <text:p text:style-name="P12"><text:tab/><text:span text:style-name="T1">2 – Pós-condições:</text:span></text:p>
      <text:list text:style-name="L9">
        <text:list-item>
          <text:p text:style-name="P30">O repositor alocado volta ao fim da fila, sinalizando sua disponibilidade para possíveis pedidos pendentes.</text:p>
        </text:list-item>
        <text:list-item>
          <text:p text:style-name="P30">O estoque passa a constar das novas quantidades compradas dos produtos em questão.</text:p>
        </text:list-item>
      </text:list>
      <text:list text:style-name="L10">
        <text:list-header>
          <text:p text:style-name="P31"/>
        </text:list-header>
      </text:list>
      <text:p text:style-name="P12"><text:tab/><text:span text:style-name="T1">3 – Fluxo Normal:</text:span></text:p>
      <text:list text:style-name="L11">
        <text:list-item>
          <text:p text:style-name="P32">É selecionado o primeiro pedido de reposição de estoque a ser emitido para ser atendido.</text:p>
        </text:list-item>
        <text:list-item>
          <text:p text:style-name="P32">Caso de<text:span text:style-name="T1"> </text:span>Uso: Alocação de repositor. Determina-se um repositor para atender ao pedido.</text:p>
        </text:list-item>
        <text:list-item>
          <text:p text:style-name="P32">O repositor compra os itens nas devidas quantidades que constam no pedido de reposição de estoque emitido pelo sistema, acrescidas de 20%.</text:p>
        </text:list-item>
      </text:list>
      <text:p text:style-name="P12"/>
      <text:p text:style-name="P12"><text:tab/>4 – Fluxos de exceção:</text:p>
      <text:p text:style-name="P12"><text:tab/><text:tab/>Não se aplicam, pois o repositor sempre pode adquirir novos produtos e a questão da <text:tab/><text:tab/>obtenção de um repositor é resolvida no caso de uso <text:span text:style-name="T4">“Alocação de repositor de <text:tab/><text:tab/><text:tab/>estoque”.</text:span></text:p>
      <text:p text:style-name="P42"/>
      <text:list text:style-name="L12">
        <text:list-item>
          <text:p text:style-name="P43">Informações adicionais:</text:p>
        </text:list-item>
      </text:list>
      <text:list text:style-name="L13">
        <text:list-header>
          <text:p text:style-name="P44">Não se aplica.</text:p>
        </text:list-header>
      </text:list>
      <text:p text:style-name="P14">CDU 4 – Alocação de Repositor de Estoque:</text:p>
      <text:p text:style-name="P10"/>
      <text:p text:style-name="P11"><text:tab/>1 – Pré-Condições:</text:p>
      <text:list text:style-name="L8" text:continue-numbering="true">
        <text:list-item>
          <text:p text:style-name="P29">Existe pelo menos 3 (três) pedidos de reposição de estoque que não foram atendidos.</text:p>
        </text:list-item>
      </text:list>
      <text:p text:style-name="P12"/>
      <text:p text:style-name="P12"><text:tab/><text:span text:style-name="T1">2 – Pós-condições:</text:span></text:p>
      <text:list text:style-name="L14">
        <text:list-item>
          <text:p text:style-name="P33">É definido um Repositor de Estoque para atender aos pedidos pendentes.</text:p>
        </text:list-item>
      </text:list>
      <text:list text:style-name="L15">
        <text:list-header>
          <text:p text:style-name="P34"/>
        </text:list-header>
      </text:list>
      <text:p text:style-name="P12"><text:tab/><text:span text:style-name="T1">3 – Fluxo Normal:</text:span></text:p>
      <text:list text:style-name="L16">
        <text:list-item>
          <text:p text:style-name="P35">É selecionado o primeiro repositor de estoque da fila.</text:p>
        </text:list-item>
        <text:list-item>
          <text:p text:style-name="P35">Este vendedor é designado para fazer a compra.</text:p>
        </text:list-item>
      </text:list>
      <text:p text:style-name="P12"/>
      <text:p text:style-name="P12"><text:tab/>4 – Fluxo de exceção (1) em (3.1): Todos os repositores de estoque estão alocados.</text:p>
      <text:list text:style-name="L17">
        <text:list-item>
          <text:p text:style-name="P36">O pedido de reposição de estoque permanece aguardando em uma fila, até que um repositor sinalize disponibilidade.</text:p>
          <text:p text:style-name="P36"><text:s text:c="2"/></text:p>
        </text:list-item>
      </text:list>
      <text:list text:style-name="L18">
        <text:list-item>
          <text:p text:style-name="P45">Informações adicionais:</text:p>
        </text:list-item>
      </text:list>
      <text:list text:style-name="L19">
        <text:list-header>
          <text:p text:style-name="P46">Não se aplica.</text:p>
        </text:list-header>
      </text:list>
      <text:p text:style-name="P14">CDU 5 – Pagamento:</text:p>
      <text:p text:style-name="P10"/>
      <text:p text:style-name="P11"><text:tab/>1 – Pré-Condições:</text:p>
      <text:list text:style-name="L8" text:continue-numbering="true">
        <text:list-item>
          <text:p text:style-name="P29">Existe pelo menos 1 (um) cliente cujo atendimento terminou e que está na fila para efetuar o pagamento. </text:p>
        </text:list-item>
      </text:list>
      <text:p text:style-name="P12"/>
      <text:p text:style-name="P12"><text:tab/><text:span text:style-name="T1">2 – Pós-condições:</text:span></text:p>
      <text:list text:style-name="L20">
        <text:list-item>
          <text:p text:style-name="P37">Encerra-se o processo de compra.</text:p>
        </text:list-item>
        <text:list-item>
          <text:p text:style-name="P37">A venda é registrada, constando de produtos e quantidades compradas e vendedor que atendeu.</text:p>
        </text:list-item>
      </text:list>
      <text:list text:style-name="L21">
        <text:list-header>
          <text:p text:style-name="P38"/>
        </text:list-header>
      </text:list>
      <text:p text:style-name="P12"><text:tab/><text:span text:style-name="T1">3 – Fluxo Normal:</text:span></text:p>
      <text:list text:style-name="L22">
        <text:list-item>
          <text:p text:style-name="P39">O primeiro Cliente na fila de pagamento é encaminhado ao primeiro Caixa disponível. </text:p>
        </text:list-item>
        <text:list-item>
          <text:p text:style-name="P39">O Cliente efetua o pagamento.</text:p>
        </text:list-item>
      </text:list>
      <text:p text:style-name="P12"/>
      <text:p text:style-name="P12"><text:tab/>4 – Fluxo de exceção (1) em (3.1): Não há caixas disponíveis.</text:p>
      <text:list text:style-name="L23">
        <text:list-item>
          <text:p text:style-name="P40">O Cliente aguarda na fila pela liberação de um Caixa.</text:p>
        </text:list-item>
        <text:list-item>
          <text:p text:style-name="P40">Caixa livre sinaliza para a fila.</text:p>
        </text:list-item>
        <text:list-item>
          <text:p text:style-name="P40">Retorna para 3.1</text:p>
        </text:list-item>
      </text:list>
      <text:p text:style-name="P42"/>
      <text:list text:style-name="L24">
        <text:list-item>
          <text:p text:style-name="P47">Informações adicionais:</text:p>
        </text:list-item>
      </text:list>
      <text:list text:style-name="L25">
        <text:list-item>
          <text:p text:style-name="P48">Existe um total de 2 (dois) Caixas .</text:p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Regras de Negócio:</text:p>
      <text:p text:style-name="P10"/>
      <text:p text:style-name="Standard"><text:span text:style-name="T1">a)</text:span> <text:span text:style-name="T4">A loja comercializa 15 itens distintos e o estoque inicial de cada item deve ser iniciado de forma aleatória variando entre 20 e 30 unidades cada.</text:span></text:p>
      <text:p text:style-name="Standard"><text:line-break/><text:span text:style-name="T1">b) </text:span><text:span text:style-name="T4">A informação do estoque é mantida com apenas três campos – o código do produto, a quantidade em estoque e a demanda reprimida (pedidos não atendidos por falta em estoque).</text:span></text:p>
      <text:p text:style-name="Standard"><text:line-break/><text:span text:style-name="T1">c)</text:span> <text:span text:style-name="T4">Os vendedores esperam os clientes em uma fila circular FIFO.</text:span></text:p>
      <text:p text:style-name="Standard"><text:line-break/><text:span text:style-name="T1">d)</text:span><text:span text:style-name="T4"> Cada vendedor, no entanto, pode atender até 3 clientes por dia sem respeitar a fila circular, ou seja, podem atender cliente exclusivo que chegue à loja e solicite seu atendimento de forma explícita.</text:span></text:p>
      <text:p text:style-name="Standard"><text:line-break/><text:span text:style-name="T1">e)</text:span> <text:span text:style-name="T4">A chegada de clientes deve ser simulada segundo um critério aleatório de espaço de tempo entre um e outro variando de 1 a 5 unidades de tempo.</text:span></text:p>
      <text:p text:style-name="Standard"><text:line-break/><text:span text:style-name="T1">f) </text:span><text:span text:style-name="T4">Cada cliente que chega deseja fazer uma ou mais compras de produtos escolhidos aleatoriamente e em quantidades também aleatórias variando de 5 a 15 unidades.</text:span></text:p>
      <text:p text:style-name="Standard"><text:line-break/><text:span text:style-name="T1">g)</text:span> <text:span text:style-name="T4">A venda só pode ser realizada se houver itens disponíveis em estoque. Caso o estoque existente seja insuficiente, o campo demanda reprimida deve ser atualizado e o cliente não é atendido naquela venda específica ou, aleatoriamente, aceita a compra de uma quantidade menor de itens.</text:span></text:p>
      <text:p text:style-name="Standard"><text:line-break/><text:span text:style-name="T1">h)</text:span><text:span text:style-name="T4"> Toda demanda reprimida deve ser registrada no estoque para subsídio a equipe de compras.</text:span></text:p>
      <text:p text:style-name="Standard"><text:line-break/><text:span text:style-name="T1">i)</text:span> <text:span text:style-name="T4">Quando a venda ou a demanda reprimida tornar o estoque abaixo do ponto de ressuprimento (3 unidades), o sistema deve providenciar o pedido de reposição automaticamente.</text:span></text:p>
      <text:p text:style-name="Standard"><text:line-break/><text:span text:style-name="T1">j)</text:span> <text:span text:style-name="T4">A operação de compra é automaticamente disparada para o comprador da vez sempre que houver 3 ou mais pedidos de reposição emitidos.</text:span></text:p>
      <text:p text:style-name="Standard"><text:line-break/><text:span text:style-name="T1">k)</text:span> <text:span text:style-name="T4">A compra é realizada sempre em uma quantidade superior em 20% ao constante nos pedidos.</text:span></text:p>
      <text:p text:style-name="Standard"><text:line-break/><text:span text:style-name="T1">l)</text:span> <text:span text:style-name="T4">Um relatório diário deve ser gerado de forma a assinalar a produtividade de cada vendedor e o histórico cronológico das operações de venda e de compra realizadas durante a operação.</text:span></text:p>
      <text:p text:style-name="Standard"><text:line-break/><text:span text:style-name="T1">m)</text:span> <text:span text:style-name="T4">A aplicação deve terminar quando a loja encerrar as atividades, isto é, quando os compradores terminarem suas operações de compra, todos os vendedores concluírem seus atendimentos e nenhum novo comprador surgir dentro de um intervalo de tempo determin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rial" svg:font-family="Arial" style:font-family-generic="swis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THIAGO GOMES</meta:initial-creator>
    <meta:creation-date>2009-05-27T16:19:44</meta:creation-date>
    <dc:creator>Davi Garcia</dc:creator>
    <dc:date>2009-06-22T02:15:42</dc:date>
    <meta:editing-cycles>16</meta:editing-cycles>
    <meta:editing-duration>PT5H48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110" meta:word-count="1178" meta:character-count="7091"/>
  </office:meta>
</office:document-meta>
</file>